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58f6b" officeooo:paragraph-rsid="00158f6b" style:font-name-asian="Nimbus Mono L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6afa5" officeooo:paragraph-rsid="0016afa5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9751c" officeooo:paragraph-rsid="0019751c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a5b9d" officeooo:paragraph-rsid="001a5b9d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text-properties officeooo:rsid="0014b5e7" officeooo:paragraph-rsid="0014b5e7"/>
    </style:style>
    <style:style style:name="P7" style:family="paragraph" style:parent-style-name="Preformatted_20_Text">
      <style:text-properties officeooo:rsid="0014b5e7" officeooo:paragraph-rsid="00158f6b"/>
    </style:style>
    <style:style style:name="P8" style:family="paragraph" style:parent-style-name="Preformatted_20_Text">
      <style:text-properties officeooo:rsid="0014b5e7" officeooo:paragraph-rsid="0016afa5"/>
    </style:style>
    <style:style style:name="P9" style:family="paragraph" style:parent-style-name="Preformatted_20_Text" style:list-style-name="L1">
      <style:text-properties officeooo:rsid="0014b5e7" officeooo:paragraph-rsid="0014b5e7"/>
    </style:style>
    <style:style style:name="P10" style:family="paragraph" style:parent-style-name="Preformatted_20_Text" style:list-style-name="L1">
      <style:text-properties officeooo:rsid="0014b5e7" officeooo:paragraph-rsid="0018999f"/>
    </style:style>
    <style:style style:name="P11" style:family="paragraph" style:parent-style-name="Preformatted_20_Text" style:list-style-name="L2">
      <style:text-properties officeooo:rsid="0014b5e7" officeooo:paragraph-rsid="0014b5e7"/>
    </style:style>
    <style:style style:name="P12" style:family="paragraph" style:parent-style-name="Preformatted_20_Text">
      <style:text-properties officeooo:rsid="0014b5e7" officeooo:paragraph-rsid="0018999f"/>
    </style:style>
    <style:style style:name="P13" style:family="paragraph" style:parent-style-name="Preformatted_20_Text">
      <style:text-properties style:font-name="Liberation Mono" fo:font-size="10pt" officeooo:rsid="0014b5e7" officeooo:paragraph-rsid="0014b5e7" style:font-name-asian="Nimbus Mono L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14b5e7" officeooo:paragraph-rsid="00158f6b" style:font-name-asian="Nimbus Mono L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14b5e7" officeooo:paragraph-rsid="0016afa5" style:font-name-asian="Nimbus Mono L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14b5e7" officeooo:paragraph-rsid="0016ba48" style:font-name-asian="Nimbus Mono L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14b5e7" officeooo:paragraph-rsid="001a5b9d" style:font-name-asian="Nimbus Mono L" style:font-size-asian="10pt" style:font-name-complex="Liberation Mono" style:font-size-complex="10pt"/>
    </style:style>
    <style:style style:name="P18" style:family="paragraph" style:parent-style-name="Preformatted_20_Text" style:list-style-name="L1">
      <style:text-properties style:text-line-through-style="none" style:text-line-through-type="none" officeooo:rsid="0014b5e7" officeooo:paragraph-rsid="0014b5e7"/>
    </style:style>
    <style:style style:name="P19" style:family="paragraph" style:parent-style-name="Preformatted_20_Text" style:list-style-name="L1">
      <style:text-properties style:text-line-through-style="none" style:text-line-through-type="none" officeooo:rsid="0014b5e7" officeooo:paragraph-rsid="0018999f"/>
    </style:style>
    <style:style style:name="T1" style:family="text">
      <style:text-properties officeooo:rsid="00158f6b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style:text-underline-style="non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1a5b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mands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3">Commands</text:p>
          </table:table-cell>
          <table:table-cell table:style-name="Table1.A1" office:value-type="string">
            <text:p text:style-name="P13">Parameter</text:p>
          </table:table-cell>
          <table:table-cell table:style-name="Table1.A1" office:value-type="string">
            <text:p text:style-name="P13">What it will do</text:p>
          </table:table-cell>
          <table:table-cell table:style-name="Table1.A1" office:value-type="string">
            <text:p text:style-name="P13">Possibility</text:p>
          </table:table-cell>
          <table:table-cell table:style-name="Table1.E1" office:value-type="string">
            <text:p text:style-name="P13">Example of repeat</text:p>
          </table:table-cell>
        </table:table-row>
        <table:table-row>
          <table:table-cell table:style-name="Table1.A2" table:number-rows-spanned="2" office:value-type="string">
            <text:p text:style-name="P14">search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Default search with 10 attempts of search. Return list of founded sensors.</text:p>
            <text:p text:style-name="P14">search</text:p>
          </table:table-cell>
          <table:table-cell table:style-name="Table1.A2" office:value-type="string">
            <text:p text:style-name="P2">search</text:p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14">&lt;num_of_attempts&gt;</text:p>
          </table:table-cell>
          <table:table-cell table:style-name="Table1.A2" office:value-type="string">
            <text:p text:style-name="P14">Search with settings of search attempts(if not all sensors found)</text:p>
          </table:table-cell>
          <table:table-cell table:style-name="Table1.A2" office:value-type="string">
            <text:p text:style-name="P14"><text:span text:style-name="T1">s</text:span>earch 5</text:p>
            <text:p text:style-name="P14">search <text:span text:style-name="T1">30</text:span>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5">statu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>Read all temp at sensors and return list of sensors with temperature</text:p>
            <text:p text:style-name="P15">status</text:p>
          </table:table-cell>
          <table:table-cell table:style-name="Table1.A2" office:value-type="string">
            <text:p text:style-name="P3">status</text:p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table:number-rows-spanned="2" office:value-type="string">
            <text:p text:style-name="P15">setnode</text:p>
          </table:table-cell>
          <table:table-cell table:style-name="Table1.A2" office:value-type="string">
            <text:p text:style-name="P15">&lt;num&gt;,&lt;min&gt;,&lt;max&gt;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15">&lt;num&gt;,&lt;min&gt;,&lt;max&gt;,&lt;phone&gt;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table:number-rows-spanned="4" office:value-type="string">
            <text:p text:style-name="P15">shownode</text:p>
          </table:table-cell>
          <table:table-cell table:style-name="Table1.A2" office:value-type="string">
            <text:p text:style-name="P15">&lt;num&gt;</text:p>
          </table:table-cell>
          <table:table-cell table:style-name="Table1.A2" office:value-type="string">
            <text:p text:style-name="P16">Show all nodes with sensor, witch saved at &lt;num&gt; position at sensor list(witch returnet by “search” or ”status” command)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15">&lt;phone&gt;</text:p>
          </table:table-cell>
          <table:table-cell table:style-name="Table1.A2" office:value-type="string">
            <text:p text:style-name="P17">Show all nodes <text:span text:style-name="T7">associated</text:span> with<text:span text:style-name="T7"> &lt;phone&gt;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15">all</text:p>
          </table:table-cell>
          <table:table-cell table:style-name="Table1.A2" office:value-type="string">
            <text:p text:style-name="P17">Show all nodes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">my</text:p>
          </table:table-cell>
          <table:table-cell table:style-name="Table1.A2" office:value-type="string">
            <text:p text:style-name="P17">Show all nodes <text:span text:style-name="T7">associated</text:span> with <text:span text:style-name="T7">myself phone number.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table:number-rows-spanned="2" office:value-type="string">
            <text:p text:style-name="P16">deletenode</text:p>
          </table:table-cell>
          <table:table-cell table:style-name="Table1.A2" office:value-type="string">
            <text:p text:style-name="P4">all</text:p>
          </table:table-cell>
          <table:table-cell table:style-name="Table1.A2" office:value-type="string">
            <text:p text:style-name="P5">Delete all saved nodes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4">&lt;num&gt;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disablenode</text:p>
          </table:table-cell>
          <table:table-cell table:style-name="Table1.A2" office:value-type="string">
            <text:p text:style-name="P4">&lt;num&gt;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enablenode</text:p>
          </table:table-cell>
          <table:table-cell table:style-name="Table1.A2" office:value-type="string">
            <text:p text:style-name="P4">&lt;num&gt;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hel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Will be:</text:p>
      <text:list xml:id="list1493394362048871360" text:style-name="L1">
        <text:list-item>
          <text:p text:style-name="P19"><text:span text:style-name="T3">enablenode</text:span></text:p>
        </text:list-item>
        <text:list-item>
          <text:p text:style-name="P10">setnodealarm</text:p>
        </text:list-item>
        <text:list-item>
          <text:p text:style-name="P10">setnodequite</text:p>
        </text:list-item>
        <text:list-item>
          <text:p text:style-name="P10">setapn</text:p>
        </text:list-item>
        <text:list-item>
          <text:p text:style-name="P10">getapn</text:p>
        </text:list-item>
        <text:list-item>
          <text:p text:style-name="P10">setbattalarm</text:p>
        </text:list-item>
        <text:list-item>
          <text:p text:style-name="P10">showbattalarm</text:p>
        </text:list-item>
        <text:list-item>
          <text:p text:style-name="P10">setalarmperiod</text:p>
        </text:list-item>
        <text:list-item>
          <text:p text:style-name="P10">getalarmperiod</text:p>
        </text:list-item>
        <text:list-item>
          <text:p text:style-name="P10">setunit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23:07:31.774600693</dc:date>
    <dc:creator>Denis </dc:creator>
    <meta:editing-duration>PT2H52M6S</meta:editing-duration>
    <meta:editing-cycles>6</meta:editing-cycles>
    <meta:generator>LibreOffice/4.4.6.3$Linux_X86_64 LibreOffice_project/40m0$Build-3</meta:generator>
    <meta:document-statistic meta:table-count="1" meta:image-count="0" meta:object-count="0" meta:page-count="3" meta:paragraph-count="50" meta:word-count="134" meta:character-count="842" meta:non-whitespace-character-count="768"/>
  </office:meta>
</office:document-meta>
</file>